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808cm"/>
        </style:tab-stops>
      </style:paragraph-properties>
      <style:text-properties fo:font-size="14pt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5.808cm"/>
        </style:tab-stops>
      </style:paragraph-properties>
      <style:text-properties fo:color="#00cc33" loext:opacity="100%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3.307cm"/>
        </style:tab-stops>
      </style:paragraph-properties>
      <style:text-properties fo:font-size="11pt" officeooo:paragraph-rsid="001f46e2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paragraph-rsid="00282f71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officeooo:rsid="000a371d" officeooo:paragraph-rsid="00282f71" style:font-size-asian="11pt" style:font-style-asian="normal" style:font-size-complex="11pt" style:font-style-complex="normal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text-properties fo:font-size="12pt" officeooo:paragraph-rsid="001f46e2" style:font-size-asian="12pt" style:font-size-complex="12pt"/>
    </style:style>
    <style:style style:name="P9" style:family="paragraph" style:parent-style-name="Standard">
      <style:text-properties fo:font-size="12pt" officeooo:paragraph-rsid="0021040f" style:font-size-asian="12pt" style:font-size-complex="12pt"/>
    </style:style>
    <style:style style:name="P10" style:family="paragraph" style:parent-style-name="Standard">
      <style:text-properties fo:font-size="12pt" officeooo:paragraph-rsid="00212279" style:font-size-asian="12pt" style:font-size-complex="12pt"/>
    </style:style>
    <style:style style:name="P11" style:family="paragraph" style:parent-style-name="Standard">
      <style:text-properties fo:font-size="12pt" fo:font-weight="bold" officeooo:rsid="0021040f" officeooo:paragraph-rsid="0021040f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2259e3" officeooo:paragraph-rsid="002259e3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3pt" fo:font-style="italic" officeooo:rsid="000a371d" officeooo:paragraph-rsid="00282f71" style:font-size-asian="3pt" style:font-style-asian="italic" style:font-size-complex="3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8.498cm"/>
        </style:tab-stops>
      </style:paragraph-properties>
      <style:text-properties fo:font-size="9pt" fo:font-style="italic" officeooo:paragraph-rsid="00282f71" style:font-size-asian="9pt" style:font-style-asian="italic" style:font-size-complex="9pt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ize="9pt" fo:font-style="italic" officeooo:paragraph-rsid="00282f71" style:font-size-asian="9pt" style:font-style-asian="italic" style:font-size-complex="9pt" style:font-style-complex="italic"/>
    </style:style>
    <style:style style:name="P16" style:family="paragraph" style:parent-style-name="Standard">
      <style:paragraph-properties fo:text-align="start" style:justify-single-word="false">
        <style:tab-stops>
          <style:tab-stop style:position="8.498cm"/>
        </style:tab-stops>
      </style:paragraph-properties>
      <style:text-properties officeooo:paragraph-rsid="00282f71"/>
    </style:style>
    <style:style style:name="P1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fo:font-size="3pt" fo:font-style="italic" officeooo:rsid="00467af5" officeooo:paragraph-rsid="00289c15" style:font-size-asian="3pt" style:font-style-asian="italic" style:font-size-complex="3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fo:font-size="9pt" fo:font-style="italic" officeooo:rsid="004e22f6" officeooo:paragraph-rsid="00289c15" style:font-size-asian="9pt" style:font-style-asian="italic" style:font-size-complex="9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40f" style:font-weight-asian="bold" style:font-weight-complex="bold"/>
    </style:style>
    <style:style style:name="T3" style:family="text">
      <style:text-properties fo:font-weight="bold" officeooo:rsid="00212279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officeooo:rsid="002026d7"/>
    </style:style>
    <style:style style:name="T8" style:family="text">
      <style:text-properties officeooo:rsid="002b4038"/>
    </style:style>
    <style:style style:name="T9" style:family="text">
      <style:text-properties officeooo:rsid="0020a66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1040f" style:font-weight-asian="normal" style:font-weight-complex="normal"/>
    </style:style>
    <style:style style:name="T12" style:family="text">
      <style:text-properties fo:font-weight="normal" officeooo:rsid="00212279" style:font-weight-asian="normal" style:font-weight-complex="normal"/>
    </style:style>
    <style:style style:name="T13" style:family="text">
      <style:text-properties officeooo:rsid="0021040f"/>
    </style:style>
    <style:style style:name="T14" style:family="text">
      <style:text-properties officeooo:rsid="00212279"/>
    </style:style>
    <style:style style:name="T15" style:family="text">
      <style:text-properties officeooo:rsid="002259e3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fo:font-style="italic" style:font-size-asian="9pt" style:font-style-asian="italic" style:font-size-complex="9pt" style:font-style-complex="italic"/>
    </style:style>
    <style:style style:name="T18" style:family="text">
      <style:text-properties fo:font-size="10pt" officeooo:rsid="002d1082" style:font-size-asian="10pt" style:font-size-complex="10pt"/>
    </style:style>
    <style:style style:name="T19" style:family="text">
      <style:text-properties fo:font-size="10pt" officeooo:rsid="0041268d" style:font-size-asian="10pt" style:font-size-complex="10pt"/>
    </style:style>
    <style:style style:name="T20" style:family="text">
      <style:text-properties fo:font-size="10pt" officeooo:rsid="0044d0e5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inica Dentale San Pio X srl</text:p>
      <text:p text:style-name="P1">Via Montegrappa 2/A</text:p>
      <text:p text:style-name="P1">31039 Riese Pio X ( TV )</text:p>
      <text:p text:style-name="P1">P.I. 03725240281</text:p>
      <text:p text:style-name="P1"/>
      <text:p text:style-name="P1"/>
      <text:p text:style-name="P6">Consenso informato protesi mobile</text:p>
      <text:p text:style-name="P7">Informazione per il consenso al trattamento: <text:span text:style-name="T1">terapia protesica fissa</text:span></text:p>
      <text:p text:style-name="P6"/>
      <text:p text:style-name="P6"/>
      <text:p text:style-name="P3"><text:span text:style-name="T7">Cognome e nome:<text:tab/></text:span><text:span text:style-name="T8">$$cognomenome$$</text:span></text:p>
      <text:p text:style-name="P3"/>
      <text:p text:style-name="P3">C.F:<text:tab/><text:span text:style-name="T8">$$codicefiscale$$</text:span></text:p>
      <text:p text:style-name="P3"/>
      <text:p text:style-name="P3">Indirizzo:<text:tab/><text:span text:style-name="T8">$$indirizzo$$</text:span></text:p>
      <text:p text:style-name="P3"/>
      <text:p text:style-name="P8">Nel presente modulo verranno specificati rischi,benefici ed alternative del trattamento di terapia protesica mobile che viene effettuato in questa struttura . La preghiamo di leggere attentamente . Pu<text:span text:style-name="T9">ò</text:span> richiedere copia di queste pagine in segreteria.</text:p>
      <text:p text:style-name="P6"/>
      <text:p text:style-name="P11">DESCRIZIONE DELL’INTERVENTO </text:p>
      <text:p text:style-name="P9"><text:span text:style-name="T10">L'intervento</text:span> consiste nella esecuzione di manufatti protesici di vario tipo con la comune caratteristica di essere costruiti sulla dentatura residua del paziente, utilizzata parzialmente o in toto. Comportano spesso una riabilitazione funzionale della masticazione ed anche una riprogrammazione dell'estetica della bocca.</text:p>
      <text:p text:style-name="P6"/>
      <text:p text:style-name="P9"><text:span text:style-name="T2">BENEFICI GENERICI</text:span><text:span text:style-name="T11"> </text:span></text:p>
      <text:p text:style-name="P9">Consistono nella riabilitazione funzionale e nel ripristino estetico, ove possibile. Consolidano nei collegamenti estesi di una dentatura esistente parzialmente compromessa. </text:p>
      <text:p text:style-name="P6"/>
      <text:p text:style-name="P9"><text:span text:style-name="T2">BENEFICI SPECIFICI</text:span><text:span text:style-name="T11"> </text:span></text:p>
      <text:p text:style-name="P9">La terapia, in caso di zone edentule, evita la migrazione o l'inclinazione dei pilastri dentali adiacenti che pu<text:span text:style-name="T13">ò</text:span> esitare in lesioni parodontali o l'eruzione dei denti antagonisti alla zona edentula con possibilit<text:span text:style-name="T13">à</text:span> di mobilit<text:span text:style-name="T13">à</text:span> degli elementi, tutti fattori legati comunque a problemi masticatori.</text:p>
      <text:p text:style-name="P6"/>
      <text:p text:style-name="P11">RISCHI GENERICI </text:p>
      <text:p text:style-name="P9">Consistono nella necessita' di preparazioni protesiche estese e comportano sacrificio biologico di tessuto dentale e possibilit<text:span text:style-name="T13">à</text:span> di devitalizzazione. La durata della terapia pu<text:span text:style-name="T13">ò</text:span> essere lunga con possibili disagi temporanei legati alla protesi provvisoria. Richiedono maggiore difficolt<text:span text:style-name="T13">à</text:span> ed impegno nelle manovre di igiene orale. Richiedono regolari controlli in ambulatorio (ogni anno a meno di condizioni specifiche che obblighino a controlli pi<text:span text:style-name="T13">ù</text:span> frequenti) per verificare l'efficacia delle manovre domiciliari di igiene e controllare eventualmente con radiografie specifiche l'assenza di patologie cariose o endodontiche. E' consigliata l'igiene ambulatoriale professionale almeno ogni sei mesi, talvolta anche con frequenza maggiore.</text:p>
      <text:p text:style-name="P6"/>
      <text:p text:style-name="P10"><text:span text:style-name="T3">CARATTERISTICHE DEI MATERIALI</text:span><text:span text:style-name="T12"> </text:span></text:p>
      <text:p text:style-name="P10">Resina: biologicamente non completamente neutra, deteriorabile con facilit<text:span text:style-name="T14">à</text:span> nel tempo, ma molto facile da lavorare e d abbastanza economica. Leghe auree dentarie: ottimamente tollerate, adattabili e funzionalmente molto indicate, hanno scarsa validit<text:span text:style-name="T14">à</text:span> estetica. Metallo-ceramica, zirconia,ceramiche integrali: esteticamente ottimali,con maggiori problemi di adattabilit<text:span text:style-name="T14">à</text:span> funzionale,comportano qualche rischio di maggior fragilit<text:span text:style-name="T14">à</text:span> e tempi pi<text:span text:style-name="T15">ù</text:span> lunghi di esecuzione.</text:p>
      <text:p text:style-name="P6"/>
      <text:p text:style-name="P12"/>
      <text:p text:style-name="P12"/>
      <text:p text:style-name="P12"><text:soft-page-break/>ALTERNATIVE</text:p>
      <text:p text:style-name="P6">L'unica alternativa per una riabilitazione fissa e', ove possibile,la terapia implantare osteointegrata.</text:p>
      <text:p text:style-name="P6">Un'altra possibilita' e' la riabilitazione protesica rimovibile o parzialmente rimovibile.</text:p>
      <text:p text:style-name="P6"/>
      <text:p text:style-name="P6"/>
      <text:p text:style-name="P5">Riese Pio X, lì $$data$$</text:p>
      <text:p text:style-name="P4"/>
      <text:p text:style-name="P15">Clinica dentale San Pio X</text:p>
      <text:p text:style-name="P15">Direttore sanitario dott. Giovanni Toniolo</text:p>
      <text:p text:style-name="P14"/>
      <text:p text:style-name="P14"/>
      <text:p text:style-name="P14"/>
      <text:p text:style-name="P16"><text:span text:style-name="T5"><text:tab/></text:span><text:span text:style-name="T16">Firma paziente</text:span><text:span text:style-name="T5"> (</text:span><text:span text:style-name="T4">o di chi ne fa le veci: madre, padre, tutore)</text:span></text:p>
      <text:p text:style-name="P18"><text:span text:style-name="T18">$$dottore$$<text:tab/></text:span><text:span text:style-name="T19">$$</text:span><text:span text:style-name="T20">delegato</text:span><text:span text:style-name="T19">$$</text:span></text:p>
      <text:p text:style-name="P17"><text:span text:style-name="T17">--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iovanni antonello toniolo</meta:initial-creator>
    <meta:creation-date>2020-04-06T17:05:40.68</meta:creation-date>
    <dc:date>2022-01-05T16:59:39.275000000</dc:date>
    <meta:editing-duration>PT34M4S</meta:editing-duration>
    <meta:editing-cycles>15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29" meta:word-count="391" meta:character-count="3001" meta:non-whitespace-character-count="2632"/>
  </office:meta>
</office:document-meta>
</file>